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fo:font-weight="normal" style:font-weight-asian="normal" style:font-weight-complex="normal"/>
    </style:style>
    <style:style style:name="P6"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0">do text</text:span></text:p><text:p text:style-name="P9"><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7">do text if not len(self.getApplicants()) &gt; 1</text:span></text:p><text:p text:style-name="P8"><text:span text:style-name="T8">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7">do text</text:span></text:p><text:p text:style-name="P8"><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text:span><text:span text:style-name="T6"><text:text-input text:description="Titre du demandeur">self.getWorkLocationStreet()</text:text-input></text:span><text:span text:style-name="T6">, n°</text:span><text:span text:style-name="T6"><text:text-input text:description="Titre du demandeur">self.getWorkLocationHouseNumber()</text:text-input></text:span><text:span text:style-name="T6"> à </text:span><text:span text:style-name="T6"><text:text-input text:description="Titre du demandeur">self.getWorkLocationZipCode()</text:text-input></text:span><text:span text:style-name="T6"> </text:span><text:span text:style-name="T6"><text:text-input text:description="Titre du demandeur">self.getWorkLocationCity()</text:text-input></text:span><text:span text:style-name="T6"> destiné à permettre l’évacuation des eaux de drainage et de ruissellement en provenance de son(leur) immeuble </text:span><text:span text:style-name="T6">sis sur la parcelle cadastrée</text:span><text:span text:style-name="T6"> </text:span><text:span text:style-name="T6"><text:text-input text:description="Titre du demandeur">self.getPortionOutsText()</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text:span><text:soft-page-break/><text:span text:style-name="T5">d’épuration</text:span> ; </text:p>
      <text:p text:style-name="P3">5.- les agents de la Commune auront toujours le droit de pénétrer en tout temps dans la partie de la propriété du requérant afin de s’assurer que les conditions de la présente autorisation restent <text:span text:style-name="T3">strictement observées ; </text:span></text:p>
      <text:p text:style-name="P4">6.- l’(les) impétrant(s) est(sont) tenu(s) de construire à la limite de sa(leur) propriété et du domaine public et le plus près possible du réseau d’égouttage,<text:span text:style-name="T5">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4">250</text:span><text:span text:style-name="T4">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8"><text:span text:style-name="T7">do text</text:span></text:p><text:p text:style-name="P8"><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4:45:08</dc:date>
    <dc:creator>sde </dc:creator>
    <meta:editing-duration>PT8H33M13S</meta:editing-duration>
    <meta:editing-cycles>47</meta:editing-cycles>
    <meta:generator>LibreOffice/3.3$Unix LibreOffice_project/330m19$Build-202</meta:generator>
    <meta:document-statistic meta:table-count="1" meta:image-count="0" meta:object-count="0" meta:page-count="2" meta:paragraph-count="29" meta:word-count="467" meta:character-count="3346"/>
  </office:meta>
</office:document-meta>
</file>